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style>
    <style:style style:name="P2" style:family="paragraph" style:parent-style-name="Standard">
      <style:paragraph-properties fo:margin-left="2in" fo:margin-right="0in" fo:text-indent="0.5in" style:auto-text-indent="false"/>
    </style:style>
    <style:style style:name="P3" style:family="paragraph" style:parent-style-name="Standard">
      <style:paragraph-properties fo:break-before="page"/>
      <style:text-properties fo:font-size="15pt" fo:font-weight="bold" style:font-size-asian="15pt" style:font-weight-asian="bold" style:font-size-complex="15pt"/>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7">
      <style:paragraph-properties fo:margin-left="0.5in" fo:margin-right="0in" fo:text-indent="-0.25in" style:auto-text-indent="false"/>
    </style:style>
    <style:style style:name="P6" style:family="paragraph" style:parent-style-name="Standard" style:list-style-name="WWNum11">
      <style:paragraph-properties fo:margin-left="0.5in" fo:margin-right="0in" fo:text-indent="-0.25in" style:auto-text-indent="false"/>
    </style:style>
    <style:style style:name="P7" style:family="paragraph" style:parent-style-name="Standard" style:list-style-name="WWNum8">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6">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12">
      <style:paragraph-properties fo:margin-left="0.5in" fo:margin-right="0in" fo:text-indent="-0.25in" style:auto-text-indent="false"/>
    </style:style>
    <style:style style:name="P14" style:family="paragraph" style:parent-style-name="Standard" style:list-style-name="WWNum2">
      <style:paragraph-properties fo:margin-left="0.5in" fo:margin-right="0in" fo:text-indent="-0.25in" style:auto-text-indent="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Standard" style:list-style-name="WWNum8">
      <style:paragraph-properties fo:margin-left="1in" fo:margin-right="0in" fo:text-indent="-0.25in" style:auto-text-indent="false"/>
    </style:style>
    <style:style style:name="P18" style:family="paragraph" style:parent-style-name="Standard" style:list-style-name="WWNum9">
      <style:paragraph-properties fo:margin-left="1in" fo:margin-right="0in" fo:text-indent="-0.25in" style:auto-text-indent="false"/>
    </style:style>
    <style:style style:name="P19" style:family="paragraph" style:parent-style-name="Standard">
      <style:paragraph-properties fo:margin-left="1in" fo:margin-right="0in" fo:text-indent="0in" style:auto-text-indent="false"/>
    </style:style>
    <style:style style:name="P20" style:family="paragraph" style:parent-style-name="Standard" style:list-style-name="WWNum9">
      <style:paragraph-properties fo:margin-left="1.5in" fo:margin-right="0in" fo:text-indent="-0.25in" style:auto-text-indent="false"/>
    </style:style>
    <style:style style:name="P21" style:family="paragraph" style:parent-style-name="Title" style:master-page-name="Standard">
      <style:paragraph-properties style:page-number="1"/>
    </style:style>
    <style:style style:name="T1" style:family="text">
      <style:text-properties fo:font-size="42pt" style:font-size-asian="42pt" style:font-size-complex="42pt"/>
    </style:style>
    <style:style style:name="T2" style:family="text">
      <style:text-properties fo:font-size="15pt" fo:font-weight="bold" style:font-size-asian="15pt" style:font-weight-asian="bold" style:font-size-complex="15pt"/>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swgclofjpss7"/><text:span text:style-name="T1">NOMBRE DEL JUEGO</text:span></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2">Aqui el Logo</text:span></text:p>
      <text:p text:style-name="P1"/>
      <text:p text:style-name="P3"/>
      <text:p text:style-name="Title"><text:bookmark text:name="_8anglrhsh8x4"/>Concepto del juego:</text:p>
      <text:p text:style-name="Standard"/>
      <text:list xml:id="list1101631186" text:style-name="WWNum1">
        <text:list-item>
          <text:p text:style-name="P4">Partidas de 1vs1, se juega en un tablero dividido en 4 carriles horizontales, 2 carriles por jugador, en cada carril puede haber un máximo de 5 unidades. Ganará el jugador que consiga reducir a 0 la vida del contrincante.</text:p>
        </text:list-item>
      </text:list>
      <text:p text:style-name="P15"/>
      <text:list xml:id="list155036029440412" text:continue-numbering="true" text:style-name="WWNum1">
        <text:list-item>
          <text:p text:style-name="P4">El modo principal será una campaña en la que se irán jugando con las distintas facciones, a su vez tendrá un modo Online para jugar PvP.</text:p>
        </text:list-item>
      </text:list>
      <text:p text:style-name="P16"/>
      <text:p text:style-name="Standard"/>
      <text:p text:style-name="Title"><text:bookmark text:name="_uihf9dxz0f7f"/>Target:</text:p>
      <text:p text:style-name="P1"/>
      <text:list xml:id="list3021072650" text:style-name="WWNum7">
        <text:list-item>
          <text:p text:style-name="P5">A los que les guste los juegos de constructor de mazos además de la estrategia. Edad mayores de 12</text:p>
        </text:list-item>
      </text:list>
      <text:p text:style-name="Standard"/>
      <text:p text:style-name="Title"><text:bookmark text:name="_yxiawoadlzlv"/>Reglas:</text:p>
      <text:list xml:id="list3420279475" text:style-name="WWNum11">
        <text:list-item>
          <text:p text:style-name="P6">Cada jugador tendrá un mazo de 30 cartas y un comandante</text:p>
        </text:list-item>
      </text:list>
      <text:p text:style-name="P15"/>
      <text:list xml:id="list921188850" text:style-name="WWNum8">
        <text:list-item>
          <text:p text:style-name="P7">Cada turno se recibe x cantidad de Recurso, dependiendo la raza tiene diferentes nombres pero es lo mismo. Además de distintas formas de conseguir más.</text:p>
          <text:list>
            <text:list-item>
              <text:p text:style-name="P17">Humanos = Oro, Orcos = Chatarra, Elfos = Mana, No-Muertos= Almas, Enanos = Minerales.</text:p>
            </text:list-item>
          </text:list>
        </text:list-item>
      </text:list>
      <text:p text:style-name="P19"/>
      <text:list xml:id="list3947854909" text:style-name="WWNum5">
        <text:list-item>
          <text:p text:style-name="P8">Castillo, hace la función de vida del jugador(30 de vida). Podrá ser atacado por unidades a distancia, y las unidades melee solo podrán atacar si no hay unidades en el campo del enemigo. </text:p>
        </text:list-item>
      </text:list>
      <text:p text:style-name="P15"/>
      <text:list xml:id="list880442059" text:style-name="WWNum3">
        <text:list-item>
          <text:p text:style-name="P9">Se robaran 5 cartas el primer turno, y después 1 cada turno.</text:p>
        </text:list-item>
      </text:list>
      <text:p text:style-name="P15"/>
      <text:list xml:id="list155034853808286" text:continue-numbering="true" text:style-name="WWNum3">
        <text:list-item>
          <text:p text:style-name="P9">Las habilidades de las cartas se pueden usar en cualquier momento de tu turno, en caso de ser unidades pierden el turno al usar una habilidad, o no la podrán usar si ya han atacado/movido</text:p>
        </text:list-item>
      </text:list>
      <text:p text:style-name="P15"/>
      <text:list xml:id="list155035891142737" text:continue-numbering="true" text:style-name="WWNum3">
        <text:list-item>
          <text:p text:style-name="P9">Las unidades pueden ascender tras pasar x turnos, donde x depende del tipo de unidad. Cuando esto pasa la unidad NO pierde el turno.</text:p>
        </text:list-item>
      </text:list>
      <text:p text:style-name="P15"/>
      <text:list xml:id="list155035028765341" text:continue-numbering="true" text:style-name="WWNum3">
        <text:list-item>
          <text:p text:style-name="P9"><text:soft-page-break/>Los comandantes son una unidad especial que si no están en el campo de batalla están dentro del castillo, donde tienen habilidades distintas. El comandante puede salir al campo de batalla <text:s/>a partir del 3r turno.</text:p>
        </text:list-item>
      </text:list>
      <text:p text:style-name="P15"/>
      <text:list xml:id="list155034842853772" text:continue-numbering="true" text:style-name="WWNum3">
        <text:list-item>
          <text:p text:style-name="P9">Si un comandante que está en el campo de batalla ve su vida reducida a 0 o menos este vuelve al castillo y estará 2 turnos sin poder hacer nada. Al 3r turno este resucitará y se quedará en el castillo.</text:p>
        </text:list-item>
      </text:list>
      <text:p text:style-name="P15"/>
      <text:list xml:id="list155035469130177" text:continue-numbering="true" text:style-name="WWNum3">
        <text:list-item>
          <text:p text:style-name="P9">Las habilidades de los comandantes se pueden usar en cualquier momento del turno del jugador.</text:p>
        </text:list-item>
      </text:list>
      <text:p text:style-name="Standard"/>
      <text:p text:style-name="Standard">Primera fase:</text:p>
      <text:p text:style-name="Standard"/>
      <text:list xml:id="list1191559051" text:style-name="WWNum6">
        <text:list-item>
          <text:p text:style-name="P10">Se pueden jugar hasta 3 cartas por turno, siempre que se tengan los recursos necesarios, además se pueden evolucionar/mejorar las unidades que tengan disponible esta opción.</text:p>
        </text:list-item>
      </text:list>
      <text:p text:style-name="P15"/>
      <text:p text:style-name="Standard">Segunda fase:</text:p>
      <text:p text:style-name="Standard"/>
      <text:list xml:id="list1781255711" text:style-name="WWNum10">
        <text:list-item>
          <text:p text:style-name="P11">Escoger qué unidades atacaran, moverán o no harán nada en este turno. En caso de mover una unidad a un carril lleno se tendrá que intercambiar con otra unidad, perdiendo así el turno de ambas.</text:p>
        </text:list-item>
      </text:list>
      <text:p text:style-name="Standard"/>
      <text:p text:style-name="Standard">Tercera fase:</text:p>
      <text:p text:style-name="Standard"/>
      <text:list xml:id="list41180046" text:style-name="WWNum4">
        <text:list-item>
          <text:p text:style-name="P12">Puedes escoger entre, jugar 1 carta más, o descartar y robar 1 carta.</text:p>
        </text:list-item>
        <text:list-item>
          <text:p text:style-name="P12">Puedes ascender a una unidad que la tenga disponible.</text:p>
        </text:list-item>
      </text:list>
      <text:list xml:id="list3231637578" text:style-name="WWNum12">
        <text:list-item>
          <text:p text:style-name="P13">Terminar turno.</text:p>
        </text:list-item>
      </text:list>
      <text:p text:style-name="Standard"/>
      <text:p text:style-name="Standard"/>
      <text:p text:style-name="Standard"/>
      <text:p text:style-name="Title"><text:bookmark text:name="_qltkgh1vf2pg"/>Personajes principales:</text:p>
      <text:list xml:id="list2956397189" text:style-name="WWNum9">
        <text:list-item>
          <text:p text:style-name="P18">Mace Moonblade</text:p>
          <text:list>
            <text:list-item>
              <text:p text:style-name="P20">Raza: Humano</text:p>
            </text:list-item>
          </text:list>
        </text:list-item>
      </text:list>
      <text:p text:style-name="Standard"/>
      <text:p text:style-name="Title"><text:bookmark text:name="_c1ml05u09yyn"/><text:soft-page-break/>Referencias de otros juegos y competidores:</text:p>
      <text:p text:style-name="P1"/>
      <text:list xml:id="list4274829487" text:style-name="WWNum2">
        <text:list-item>
          <text:p text:style-name="P14">Magic the gathering, juego de construcción de mazos por excelencia.</text:p>
        </text:list-item>
        <text:list-item>
          <text:p text:style-name="P14">Warhammer Fantasy y DnD, para la creación tanto del mundo como del estilo de las cartas y facciones</text:p>
        </text:list-item>
        <text:list-item>
          <text:p text:style-name="P14">Hearthstone, otro juego de construcción de mazos.</text:p>
        </text:list-item>
        <text:list-item>
          <text:p text:style-name="P14">Shadow Verse, idea de hacer que las unidades asciendan/evolucionen en medio del combate además de otro juego de construcción de maz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34" meta:word-count="524" meta:character-count="2885" meta:non-whitespace-character-count="2417"/>
    <meta:generator>LibreOfficeDev/6.0.5.2$Linux_X86_64 LibreOffice_project/</meta:generator>
  </office:meta>
</office:document-meta>
</file>